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51cm" fo:margin-left="0cm" table:align="left"/>
    </style:style>
    <style:style style:name="Tabelle1.A" style:family="table-column">
      <style:table-column-properties style:column-width="5.362cm"/>
    </style:style>
    <style:style style:name="Tabelle1.B" style:family="table-column">
      <style:table-column-properties style:column-width="10.989cm"/>
    </style:style>
    <style:style style:name="Tabelle1.1" style:family="table-row">
      <style:table-row-properties style:min-row-height="0.065cm" style:use-optimal-row-height="false"/>
    </style:style>
    <style:style style:name="Tabelle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2" style:family="table-row">
      <style:table-row-properties style:min-row-height="0.056cm" style:use-optimal-row-height="false"/>
    </style:style>
    <style:style style:name="Tabelle1.3" style:family="table-row">
      <style:table-row-properties style:min-row-height="0.049cm" style:use-optimal-row-height="false"/>
    </style:style>
    <style:style style:name="Tabelle1.4" style:family="table-row">
      <style:table-row-properties style:min-row-height="2.252cm" style:use-optimal-row-height="false"/>
    </style:style>
    <style:style style:name="Tabelle1.5" style:family="table-row">
      <style:table-row-properties style:min-row-height="1.621cm" style:use-optimal-row-height="false"/>
    </style:style>
    <style:style style:name="Tabelle2" style:family="table">
      <style:table-properties style:width="16.351cm" fo:margin-left="0cm" table:align="left"/>
    </style:style>
    <style:style style:name="Tabelle2.A" style:family="table-column">
      <style:table-column-properties style:column-width="5.362cm"/>
    </style:style>
    <style:style style:name="Tabelle2.B" style:family="table-column">
      <style:table-column-properties style:column-width="10.989cm"/>
    </style:style>
    <style:style style:name="Tabelle2.1" style:family="table-row">
      <style:table-row-properties style:min-row-height="0.065cm" style:use-optimal-row-height="false"/>
    </style:style>
    <style:style style:name="Tabelle2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2.2" style:family="table-row">
      <style:table-row-properties style:min-row-height="0.056cm" style:use-optimal-row-height="false"/>
    </style:style>
    <style:style style:name="Tabelle2.3" style:family="table-row">
      <style:table-row-properties style:min-row-height="0.049cm" style:use-optimal-row-height="false"/>
    </style:style>
    <style:style style:name="Tabelle2.4" style:family="table-row">
      <style:table-row-properties style:min-row-height="2.252cm" style:use-optimal-row-height="false"/>
    </style:style>
    <style:style style:name="Tabelle2.5" style:family="table-row">
      <style:table-row-properties style:min-row-height="1.621cm" style:use-optimal-row-height="false"/>
    </style:style>
    <style:style style:name="Tabelle3" style:family="table">
      <style:table-properties style:width="16.351cm" fo:margin-left="0cm" table:align="left"/>
    </style:style>
    <style:style style:name="Tabelle3.A" style:family="table-column">
      <style:table-column-properties style:column-width="5.362cm"/>
    </style:style>
    <style:style style:name="Tabelle3.B" style:family="table-column">
      <style:table-column-properties style:column-width="10.989cm"/>
    </style:style>
    <style:style style:name="Tabelle3.1" style:family="table-row">
      <style:table-row-properties style:min-row-height="0.065cm" style:use-optimal-row-height="false"/>
    </style:style>
    <style:style style:name="Tabelle3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2" style:family="table-row">
      <style:table-row-properties style:min-row-height="0.056cm" style:use-optimal-row-height="false"/>
    </style:style>
    <style:style style:name="Tabelle3.3" style:family="table-row">
      <style:table-row-properties style:min-row-height="0.049cm" style:use-optimal-row-height="false"/>
    </style:style>
    <style:style style:name="Tabelle3.4" style:family="table-row">
      <style:table-row-properties style:min-row-height="1.436cm" style:use-optimal-row-height="false"/>
    </style:style>
    <style:style style:name="Tabelle3.5" style:family="table-row">
      <style:table-row-properties style:min-row-height="1.621cm" style:use-optimal-row-height="false"/>
    </style:style>
    <style:style style:name="Tabelle4" style:family="table">
      <style:table-properties style:width="16.351cm" fo:margin-left="0cm" table:align="left"/>
    </style:style>
    <style:style style:name="Tabelle4.A" style:family="table-column">
      <style:table-column-properties style:column-width="5.362cm"/>
    </style:style>
    <style:style style:name="Tabelle4.B" style:family="table-column">
      <style:table-column-properties style:column-width="10.989cm"/>
    </style:style>
    <style:style style:name="Tabelle4.1" style:family="table-row">
      <style:table-row-properties style:min-row-height="0.065cm" style:use-optimal-row-height="false"/>
    </style:style>
    <style:style style:name="Tabelle4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4.2" style:family="table-row">
      <style:table-row-properties style:min-row-height="0.056cm" style:use-optimal-row-height="false"/>
    </style:style>
    <style:style style:name="Tabelle4.3" style:family="table-row">
      <style:table-row-properties style:min-row-height="0.049cm" style:use-optimal-row-height="false"/>
    </style:style>
    <style:style style:name="Tabelle4.4" style:family="table-row">
      <style:table-row-properties style:min-row-height="1.503cm" style:use-optimal-row-height="false"/>
    </style:style>
    <style:style style:name="Tabelle4.5" style:family="table-row">
      <style:table-row-properties style:min-row-height="1.621cm" style:use-optimal-row-height="false"/>
    </style:style>
    <style:style style:name="Tabelle5" style:family="table">
      <style:table-properties style:width="16.351cm" fo:margin-left="0cm" table:align="left"/>
    </style:style>
    <style:style style:name="Tabelle5.A" style:family="table-column">
      <style:table-column-properties style:column-width="5.362cm"/>
    </style:style>
    <style:style style:name="Tabelle5.B" style:family="table-column">
      <style:table-column-properties style:column-width="10.989cm"/>
    </style:style>
    <style:style style:name="Tabelle5.1" style:family="table-row">
      <style:table-row-properties style:min-row-height="0.065cm" style:use-optimal-row-height="false"/>
    </style:style>
    <style:style style:name="Tabelle5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5.2" style:family="table-row">
      <style:table-row-properties style:min-row-height="0.056cm" style:use-optimal-row-height="false"/>
    </style:style>
    <style:style style:name="Tabelle5.3" style:family="table-row">
      <style:table-row-properties style:min-row-height="0.049cm" style:use-optimal-row-height="false"/>
    </style:style>
    <style:style style:name="Tabelle5.4" style:family="table-row">
      <style:table-row-properties style:min-row-height="1.503cm" style:use-optimal-row-height="false"/>
    </style:style>
    <style:style style:name="Tabelle5.5" style:family="table-row">
      <style:table-row-properties style:min-row-height="1.621cm" style:use-optimal-row-height="false"/>
    </style:style>
    <style:style style:name="Tabelle6" style:family="table">
      <style:table-properties style:width="16.351cm" fo:margin-left="0cm" table:align="left"/>
    </style:style>
    <style:style style:name="Tabelle6.A" style:family="table-column">
      <style:table-column-properties style:column-width="5.362cm"/>
    </style:style>
    <style:style style:name="Tabelle6.B" style:family="table-column">
      <style:table-column-properties style:column-width="10.989cm"/>
    </style:style>
    <style:style style:name="Tabelle6.1" style:family="table-row">
      <style:table-row-properties style:min-row-height="0.065cm" style:use-optimal-row-height="false"/>
    </style:style>
    <style:style style:name="Tabelle6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6.2" style:family="table-row">
      <style:table-row-properties style:min-row-height="0.056cm" style:use-optimal-row-height="false"/>
    </style:style>
    <style:style style:name="Tabelle6.3" style:family="table-row">
      <style:table-row-properties style:min-row-height="0.049cm" style:use-optimal-row-height="false"/>
    </style:style>
    <style:style style:name="Tabelle6.4" style:family="table-row">
      <style:table-row-properties style:min-row-height="1.503cm" style:use-optimal-row-height="false"/>
    </style:style>
    <style:style style:name="Tabelle6.5" style:family="table-row">
      <style:table-row-properties style:min-row-height="1.621cm" style:use-optimal-row-height="false"/>
    </style:style>
    <style:style style:name="Tabelle7" style:family="table">
      <style:table-properties style:width="16.351cm" fo:margin-left="0cm" table:align="left"/>
    </style:style>
    <style:style style:name="Tabelle7.A" style:family="table-column">
      <style:table-column-properties style:column-width="5.362cm"/>
    </style:style>
    <style:style style:name="Tabelle7.B" style:family="table-column">
      <style:table-column-properties style:column-width="10.989cm"/>
    </style:style>
    <style:style style:name="Tabelle7.1" style:family="table-row">
      <style:table-row-properties style:min-row-height="0.065cm" style:use-optimal-row-height="false"/>
    </style:style>
    <style:style style:name="Tabelle7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7.2" style:family="table-row">
      <style:table-row-properties style:min-row-height="0.056cm" style:use-optimal-row-height="false"/>
    </style:style>
    <style:style style:name="Tabelle7.3" style:family="table-row">
      <style:table-row-properties style:min-row-height="0.049cm" style:use-optimal-row-height="false"/>
    </style:style>
    <style:style style:name="Tabelle7.4" style:family="table-row">
      <style:table-row-properties style:min-row-height="1.503cm" style:use-optimal-row-height="false"/>
    </style:style>
    <style:style style:name="Tabelle7.5" style:family="table-row">
      <style:table-row-properties style:min-row-height="1.621cm" style:use-optimal-row-height="false"/>
    </style:style>
    <style:style style:name="Tabelle8" style:family="table">
      <style:table-properties style:width="16.351cm" fo:margin-left="0cm" table:align="left"/>
    </style:style>
    <style:style style:name="Tabelle8.A" style:family="table-column">
      <style:table-column-properties style:column-width="5.362cm"/>
    </style:style>
    <style:style style:name="Tabelle8.B" style:family="table-column">
      <style:table-column-properties style:column-width="10.989cm"/>
    </style:style>
    <style:style style:name="Tabelle8.1" style:family="table-row">
      <style:table-row-properties style:min-row-height="0.065cm" style:use-optimal-row-height="false"/>
    </style:style>
    <style:style style:name="Tabelle8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8.2" style:family="table-row">
      <style:table-row-properties style:min-row-height="0.056cm" style:use-optimal-row-height="false"/>
    </style:style>
    <style:style style:name="Tabelle8.3" style:family="table-row">
      <style:table-row-properties style:min-row-height="0.049cm" style:use-optimal-row-height="false"/>
    </style:style>
    <style:style style:name="Tabelle8.4" style:family="table-row">
      <style:table-row-properties style:min-row-height="1.503cm" style:use-optimal-row-height="false"/>
    </style:style>
    <style:style style:name="Tabelle8.5" style:family="table-row">
      <style:table-row-properties style:min-row-height="1.621cm" style:use-optimal-row-height="false"/>
    </style:style>
    <style:style style:name="Tabelle9" style:family="table">
      <style:table-properties style:width="16.351cm" fo:margin-left="0cm" table:align="left"/>
    </style:style>
    <style:style style:name="Tabelle9.A" style:family="table-column">
      <style:table-column-properties style:column-width="5.362cm"/>
    </style:style>
    <style:style style:name="Tabelle9.B" style:family="table-column">
      <style:table-column-properties style:column-width="10.989cm"/>
    </style:style>
    <style:style style:name="Tabelle9.1" style:family="table-row">
      <style:table-row-properties style:min-row-height="0.065cm" style:use-optimal-row-height="false"/>
    </style:style>
    <style:style style:name="Tabelle9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9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9.2" style:family="table-row">
      <style:table-row-properties style:min-row-height="0.056cm" style:use-optimal-row-height="false"/>
    </style:style>
    <style:style style:name="Tabelle9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9.3" style:family="table-row">
      <style:table-row-properties style:min-row-height="0.049cm" style:use-optimal-row-height="false"/>
    </style:style>
    <style:style style:name="Tabelle9.4" style:family="table-row">
      <style:table-row-properties style:min-row-height="1.503cm" style:use-optimal-row-height="false"/>
    </style:style>
    <style:style style:name="Tabelle9.5" style:family="table-row">
      <style:table-row-properties style:min-row-height="1.621cm" style:use-optimal-row-height="false"/>
    </style:style>
    <style:style style:name="Tabelle10" style:family="table">
      <style:table-properties style:width="16.351cm" fo:margin-left="0cm" table:align="left"/>
    </style:style>
    <style:style style:name="Tabelle10.A" style:family="table-column">
      <style:table-column-properties style:column-width="5.362cm"/>
    </style:style>
    <style:style style:name="Tabelle10.B" style:family="table-column">
      <style:table-column-properties style:column-width="10.989cm"/>
    </style:style>
    <style:style style:name="Tabelle10.1" style:family="table-row">
      <style:table-row-properties style:min-row-height="0.065cm" style:use-optimal-row-height="false"/>
    </style:style>
    <style:style style:name="Tabelle10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0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0.2" style:family="table-row">
      <style:table-row-properties style:min-row-height="0.056cm" style:use-optimal-row-height="false"/>
    </style:style>
    <style:style style:name="Tabelle10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0.3" style:family="table-row">
      <style:table-row-properties style:min-row-height="0.049cm" style:use-optimal-row-height="false"/>
    </style:style>
    <style:style style:name="Tabelle10.4" style:family="table-row">
      <style:table-row-properties style:min-row-height="1.503cm" style:use-optimal-row-height="false"/>
    </style:style>
    <style:style style:name="Tabelle10.5" style:family="table-row">
      <style:table-row-properties style:min-row-height="1.621cm" style:use-optimal-row-height="false"/>
    </style:style>
    <style:style style:name="Tabelle11" style:family="table">
      <style:table-properties style:width="16.351cm" fo:margin-left="0cm" table:align="left"/>
    </style:style>
    <style:style style:name="Tabelle11.A" style:family="table-column">
      <style:table-column-properties style:column-width="5.362cm"/>
    </style:style>
    <style:style style:name="Tabelle11.B" style:family="table-column">
      <style:table-column-properties style:column-width="10.989cm"/>
    </style:style>
    <style:style style:name="Tabelle11.1" style:family="table-row">
      <style:table-row-properties style:min-row-height="0.065cm" style:use-optimal-row-height="false"/>
    </style:style>
    <style:style style:name="Tabelle1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1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1.2" style:family="table-row">
      <style:table-row-properties style:min-row-height="0.056cm" style:use-optimal-row-height="false"/>
    </style:style>
    <style:style style:name="Tabelle11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1.3" style:family="table-row">
      <style:table-row-properties style:min-row-height="0.049cm" style:use-optimal-row-height="false"/>
    </style:style>
    <style:style style:name="Tabelle11.4" style:family="table-row">
      <style:table-row-properties style:min-row-height="1.503cm" style:use-optimal-row-height="false"/>
    </style:style>
    <style:style style:name="Tabelle11.5" style:family="table-row">
      <style:table-row-properties style:min-row-height="1.621cm" style:use-optimal-row-height="false"/>
    </style:style>
    <style:style style:name="P1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2" style:family="paragraph" style:parent-style-name="Listenabsatz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Listenabsatz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4" style:family="paragraph" style:parent-style-name="Listenabsatz">
      <style:paragraph-properties fo:margin-top="0cm" fo:margin-bottom="0cm" fo:line-height="100%" fo:orphans="0" fo:widows="0" style:vertical-align="auto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Listenabsatz">
      <style:paragraph-properties fo:margin-left="0cm" fo:margin-right="0cm" fo:margin-top="0cm" fo:margin-bottom="0cm" fo:line-height="100%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Listenabsatz" style:list-style-name="L1">
      <style:paragraph-properties>
        <style:tab-stops>
          <style:tab-stop style:position="1.931cm"/>
        </style:tab-stops>
      </style:paragraph-properties>
    </style:style>
    <style:style style:name="P11" style:family="paragraph" style:parent-style-name="Listenabsatz" style:list-style-name="L1">
      <style:paragraph-properties fo:margin-top="0cm" fo:margin-bottom="0cm" fo:line-height="100%"/>
      <style:text-properties fo:font-size="12pt" style:font-size-asian="12pt" style:font-size-complex="12pt"/>
    </style:style>
    <style:style style:name="P12" style:family="paragraph" style:parent-style-name="Listenabsatz" style:list-style-name="L2">
      <style:paragraph-properties fo:margin-top="0cm" fo:margin-bottom="0cm" fo:line-height="100%"/>
      <style:text-properties fo:font-size="12pt" style:font-size-asian="12pt" style:font-size-complex="12pt"/>
    </style:style>
    <style:style style:name="P13" style:family="paragraph" style:parent-style-name="Listenabsatz" style:list-style-name="L1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4" style:family="paragraph" style:parent-style-name="Listenabsatz" style:list-style-name="L2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5" style:family="paragraph" style:parent-style-name="Listenabsatz" style:list-style-name="L1">
      <style:paragraph-properties fo:margin-top="0cm" fo:margin-bottom="0cm" fo:line-height="100%"/>
    </style:style>
    <style:style style:name="P16" style:family="paragraph" style:parent-style-name="Listenabsatz" style:list-style-name="L1">
      <style:paragraph-properties fo:margin-left="0cm" fo:margin-right="0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P17" style:family="paragraph" style:parent-style-name="Heading_20_1">
      <style:text-properties style:font-name="Calibri" fo:font-size="18pt" style:font-size-asian="18pt" style:font-name-complex="Calibri" style:font-size-complex="18pt"/>
    </style:style>
    <style:style style:name="P18" style:family="paragraph" style:parent-style-name="Heading_20_1">
      <style:text-properties style:font-name="Calibri" fo:font-size="18pt" style:font-size-asian="18pt" style:font-size-complex="18pt"/>
    </style:style>
    <style:style style:name="P19" style:family="paragraph" style:parent-style-name="Heading_20_1">
      <style:text-properties fo:font-size="18pt" style:font-size-asian="18pt" style:font-size-complex="18pt"/>
    </style:style>
    <style:style style:name="P20" style:family="paragraph" style:parent-style-name="Heading_20_1" style:master-page-name="MP0">
      <style:paragraph-properties style:page-number="auto" fo:break-before="page"/>
      <style:text-properties style:font-name="Calibri" fo:font-size="18pt" style:font-size-asian="18pt" style:font-name-complex="Calibri" style:font-size-complex="18pt"/>
    </style:style>
    <style:style style:name="P21" style:family="paragraph" style:parent-style-name="Text_20_body">
      <style:paragraph-properties fo:margin-left="1.3cm" fo:margin-right="0cm" fo:margin-top="0cm" fo:margin-bottom="0cm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3" style:family="text">
      <style:text-properties style:font-name="Calibri1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otokoll 1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02.04.2018</text:p>
          </table:table-cell>
        </table:table-row>
        <table:table-row table:style-name="Tabelle1.2">
          <table:table-cell table:style-name="Tabelle1.A1" office:value-type="string">
            <text:p text:style-name="P1">Ort</text:p>
          </table:table-cell>
          <table:table-cell table:style-name="Tabelle1.B1" office:value-type="string">
            <text:p text:style-name="P1">Hochschule Ulm Eselsberg</text:p>
          </table:table-cell>
        </table:table-row>
        <table:table-row table:style-name="Tabelle1.3">
          <table:table-cell table:style-name="Tabelle1.A1" office:value-type="string">
            <text:p text:style-name="P1">Zeit</text:p>
          </table:table-cell>
          <table:table-cell table:style-name="Tabelle1.B1" office:value-type="string">
            <text:p text:style-name="P1">14.00 Uhr</text:p>
          </table:table-cell>
        </table:table-row>
        <table:table-row table:style-name="Tabelle1.4">
          <table:table-cell table:style-name="Tabelle1.A1" office:value-type="string">
            <text:p text:style-name="P1">Diskussionspunkte</text:p>
          </table:table-cell>
          <table:table-cell table:style-name="Tabelle1.B1" office:value-type="string">
            <text:list xml:id="list33682808" text:style-name="L1">
              <text:list-item>
                <text:p text:style-name="P11">Aufgabenbesprechung</text:p>
              </text:list-item>
              <text:list-item>
                <text:p text:style-name="P11">Was ist unser Ziel?</text:p>
              </text:list-item>
              <text:list-item>
                <text:p text:style-name="P11">Einteilung Gruppenmitglieder</text:p>
              </text:list-item>
              <text:list-item>
                <text:p text:style-name="P11">Welche Tools werden verwendet?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Ergebnis</text:p>
          </table:table-cell>
          <table:table-cell table:style-name="Tabelle1.B1" office:value-type="string">
            <text:list xml:id="list35219179" text:continue-numbering="true" text:style-name="L1">
              <text:list-item>
                <text:p text:style-name="P11">App für Krebspatienten, die Zytostatika erhalten</text:p>
              </text:list-item>
              <text:list-item>
                <text:p text:style-name="P11">Tablet mindestens 10 Zoll</text:p>
              </text:list-item>
              <text:list-item>
                <text:p text:style-name="P11">Gruppeneinteilung und Tools, Siehe Projektplan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.B1" office:value-type="string">
            <text:p text:style-name="P2"/>
          </table:table-cell>
        </table:table-row>
      </table:table>
      <text:p text:style-name="P5"/>
      <text:h text:style-name="P17" text:outline-level="1">Protokoll 2</text:h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">Datum</text:p>
          </table:table-cell>
          <table:table-cell table:style-name="Tabelle2.B1" office:value-type="string">
            <text:p text:style-name="P1">09.04.2018</text:p>
          </table:table-cell>
        </table:table-row>
        <table:table-row table:style-name="Tabelle2.2">
          <table:table-cell table:style-name="Tabelle2.A1" office:value-type="string">
            <text:p text:style-name="P1">Ort</text:p>
          </table:table-cell>
          <table:table-cell table:style-name="Tabelle2.B1" office:value-type="string">
            <text:p text:style-name="P1">Hochschule Ulm Eselsberg</text:p>
          </table:table-cell>
        </table:table-row>
        <table:table-row table:style-name="Tabelle2.3">
          <table:table-cell table:style-name="Tabelle2.A1" office:value-type="string">
            <text:p text:style-name="P1">Zeit</text:p>
          </table:table-cell>
          <table:table-cell table:style-name="Tabelle2.B1" office:value-type="string">
            <text:p text:style-name="P1">13.30 Uhr</text:p>
          </table:table-cell>
        </table:table-row>
        <table:table-row table:style-name="Tabelle2.4">
          <table:table-cell table:style-name="Tabelle2.A1" office:value-type="string">
            <text:p text:style-name="P1">Diskussionspunkte</text:p>
          </table:table-cell>
          <table:table-cell table:style-name="Tabelle2.B1" office:value-type="string">
            <text:list xml:id="list35203208" text:continue-numbering="true" text:style-name="L1">
              <text:list-item>
                <text:p text:style-name="P11">Datenbankerstellung</text:p>
              </text:list-item>
              <text:list-item>
                <text:p text:style-name="P11">Datenbankzugriff NetBeans</text:p>
              </text:list-item>
              <text:list-item>
                <text:p text:style-name="P11">Plattform um alle Dateien zu sammeln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5196867" text:continue-numbering="true" text:style-name="L1">
              <text:list-item>
                <text:p text:style-name="P15"><text:span text:style-name="Absatz-Standardschriftart"><text:span text:style-name="T1">Datenbank wurde erstellt</text:span></text:span></text:p>
              </text:list-item>
              <text:list-item>
                <text:p text:style-name="P15"><text:span text:style-name="Absatz-Standardschriftart"><text:span text:style-name="T1">Programmierung in Netbeans</text:span></text:span></text:p>
              </text:list-item>
              <text:list-item>
                <text:p text:style-name="P15"><text:span text:style-name="Absatz-Standardschriftart"><text:span text:style-name="T1">GitHub Repository erstellt</text:span></text:span>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5199819" text:continue-numbering="true" text:style-name="L1">
              <text:list-item>
                <text:p text:style-name="P11">Keine Berechtigung um neue Datenbank zu erstellen</text:p>
              </text:list-item>
            </text:list>
            <text:list xml:id="list33694849" text:style-name="L2">
              <text:list-item>
                <text:p text:style-name="P12">Muss mit SQL-Statements gelöst werden</text:p>
              </text:list-item>
            </text:list>
            <text:list xml:id="list37223503" text:style-name="L1">
              <text:list-item>
                <text:p text:style-name="P11">Datenbankzugriff funktioniert nicht</text:p>
              </text:list-item>
            </text:list>
            <text:list xml:id="list37223497" text:style-name="L2">
              <text:list-item>
                <text:p text:style-name="P12">Nicht klar, wo Fehler liegt</text:p>
              </text:list-item>
            </text:list>
          </table:table-cell>
        </table:table-row>
      </table:table>
      <text:p text:style-name="P5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Protokoll 3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Datum</text:p>
          </table:table-cell>
          <table:table-cell table:style-name="Tabelle3.B1" office:value-type="string">
            <text:p text:style-name="P1">16.04.18</text:p>
          </table:table-cell>
        </table:table-row>
        <table:table-row table:style-name="Tabelle3.2">
          <table:table-cell table:style-name="Tabelle3.A1" office:value-type="string">
            <text:p text:style-name="P1">Ort</text:p>
          </table:table-cell>
          <table:table-cell table:style-name="Tabelle3.B1" office:value-type="string">
            <text:p text:style-name="P1">Hochschule Ulm Eselsberg</text:p>
          </table:table-cell>
        </table:table-row>
        <table:table-row table:style-name="Tabelle3.3">
          <table:table-cell table:style-name="Tabelle3.A1" office:value-type="string">
            <text:p text:style-name="P1">Zeit</text:p>
          </table:table-cell>
          <table:table-cell table:style-name="Tabelle3.B1" office:value-type="string">
            <text:p text:style-name="P1">13.30 Uhr</text:p>
          </table:table-cell>
        </table:table-row>
        <table:table-row table:style-name="Tabelle3.4">
          <table:table-cell table:style-name="Tabelle3.A1" office:value-type="string">
            <text:p text:style-name="P1">Diskussionspunkte</text:p>
          </table:table-cell>
          <table:table-cell table:style-name="Tabelle3.B1" office:value-type="string">
            <text:list xml:id="list37240252" text:style-name="L1">
              <text:list-item>
                <text:p text:style-name="P11">Datenbankmodell erstellen</text:p>
              </text:list-item>
              <text:list-item>
                <text:p text:style-name="P11">GUI Login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5202234" text:continue-numbering="true" text:style-name="L1">
              <text:list-item>
                <text:p text:style-name="P11">Mit Create Statements Datenbank erzeugt</text:p>
              </text:list-item>
              <text:list-item>
                <text:p text:style-name="P11">Programmierung Benutzerlogin</text:p>
              </text:list-item>
            </text:list>
            <text:p text:style-name="P6"/>
          </table:table-cell>
        </table:table-row>
        <table:table-row table:style-name="Tabelle3.5">
          <table:table-cell table:style-name="Tabelle3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5222854" text:continue-numbering="true" text:style-name="L1">
              <text:list-item>
                <text:p text:style-name="P11">Datenbank in NetBeans einbinden um die Datenbankverbindung zu ermöglichen</text:p>
              </text:list-item>
              <text:list-item>
                <text:p text:style-name="P11">FXML Dokument wurde im Scene Builder einer Kontrollklasse zugeordnet</text:p>
              </text:list-item>
            </text:list>
            <text:list xml:id="list37234005" text:style-name="L2">
              <text:list-item>
                <text:p text:style-name="P12">Wurde nicht erkannt</text:p>
              </text:list-item>
            </text:list>
            <text:list xml:id="list37227723" text:style-name="L1">
              <text:list-item>
                <text:p text:style-name="P11">Code wurde darauf neu geschrieben</text:p>
              </text:list-item>
            </text:list>
            <text:list xml:id="list37247206" text:style-name="L2">
              <text:list-item>
                <text:p text:style-name="P12">funktioniert</text:p>
              </text:list-item>
            </text:list>
          </table:table-cell>
        </table:table-row>
      </table:table>
      <text:h text:style-name="P17" text:outline-level="1"/>
      <text:h text:style-name="P17" text:outline-level="1">Protokoll 4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Datum</text:p>
          </table:table-cell>
          <table:table-cell table:style-name="Tabelle4.B1" office:value-type="string">
            <text:p text:style-name="P1">23.04.18</text:p>
          </table:table-cell>
        </table:table-row>
        <table:table-row table:style-name="Tabelle4.2">
          <table:table-cell table:style-name="Tabelle4.A1" office:value-type="string">
            <text:p text:style-name="P1">Ort</text:p>
          </table:table-cell>
          <table:table-cell table:style-name="Tabelle4.B1" office:value-type="string">
            <text:p text:style-name="P1">Hochschule Ulm Eselsberg</text:p>
          </table:table-cell>
        </table:table-row>
        <table:table-row table:style-name="Tabelle4.3">
          <table:table-cell table:style-name="Tabelle4.A1" office:value-type="string">
            <text:p text:style-name="P1">Zeit</text:p>
          </table:table-cell>
          <table:table-cell table:style-name="Tabelle4.B1" office:value-type="string">
            <text:p text:style-name="P1">13.30 Uhr</text:p>
          </table:table-cell>
        </table:table-row>
        <table:table-row table:style-name="Tabelle4.4">
          <table:table-cell table:style-name="Tabelle4.A1" office:value-type="string">
            <text:p text:style-name="P1">Diskussionspunkte</text:p>
          </table:table-cell>
          <table:table-cell table:style-name="Tabelle4.B1" office:value-type="string">
            <text:list xml:id="list37233556" text:style-name="L1">
              <text:list-item>
                <text:p text:style-name="P11">Datenbank</text:p>
              </text:list-item>
              <text:list-item>
                <text:p text:style-name="P11">GUI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5203655" text:continue-numbering="true" text:style-name="L1">
              <text:list-item>
                <text:p text:style-name="P11">Neue Attribute hinzugefügt</text:p>
              </text:list-item>
              <text:list-item>
                <text:p text:style-name="P11">GUI erstellt, die für die Krankenschwester die Formulare aus der Datenbank lädt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5196874" text:continue-numbering="true" text:style-name="L1">
              <text:list-item>
                <text:p text:style-name="P11"/>
              </text:list-item>
            </text:list>
          </table:table-cell>
        </table:table-row>
      </table:table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Protokoll 5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">Datum</text:p>
          </table:table-cell>
          <table:table-cell table:style-name="Tabelle5.B1" office:value-type="string">
            <text:p text:style-name="P1">30.04.18</text:p>
          </table:table-cell>
        </table:table-row>
        <table:table-row table:style-name="Tabelle5.2">
          <table:table-cell table:style-name="Tabelle5.A1" office:value-type="string">
            <text:p text:style-name="P1">Ort</text:p>
          </table:table-cell>
          <table:table-cell table:style-name="Tabelle5.B1" office:value-type="string">
            <text:p text:style-name="P1">Hochschule Ulm Eselsberg</text:p>
          </table:table-cell>
        </table:table-row>
        <table:table-row table:style-name="Tabelle5.3">
          <table:table-cell table:style-name="Tabelle5.A1" office:value-type="string">
            <text:p text:style-name="P1">Zeit</text:p>
          </table:table-cell>
          <table:table-cell table:style-name="Tabelle5.B1" office:value-type="string">
            <text:p text:style-name="P1">13.30 Uhr</text:p>
          </table:table-cell>
        </table:table-row>
        <table:table-row table:style-name="Tabelle5.4">
          <table:table-cell table:style-name="Tabelle5.A1" office:value-type="string">
            <text:p text:style-name="P1">Diskussionspunkte</text:p>
          </table:table-cell>
          <table:table-cell table:style-name="Tabelle5.B1" office:value-type="string">
            <text:list xml:id="list35203174" text:continue-numbering="true" text:style-name="L1">
              <text:list-item>
                <text:p text:style-name="P11">App Entwicklungsumgebung</text:p>
              </text:list-item>
            </text:list>
            <text:list xml:id="list37234658" text:style-name="L2">
              <text:list-item>
                <text:p text:style-name="P12">Neue Aufgabenstellung</text:p>
              </text:list-item>
            </text:list>
            <text:list xml:id="list37248354" text:style-name="L1">
              <text:list-item>
                <text:p text:style-name="P11">Überblick über neue Aufgabe</text:p>
              </text:list-item>
            </text:list>
          </table:table-cell>
        </table:table-row>
        <table:table-row table:style-name="Tabelle5.5">
          <table:table-cell table:style-name="Tabelle5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5.B1" office:value-type="string">
            <text:list xml:id="list35209000" text:continue-numbering="true" text:style-name="L1">
              <text:list-item>
                <text:p text:style-name="P11">Recherche über IDE Phonegap und Appcelerator</text:p>
              </text:list-item>
            </text:list>
            <text:list xml:id="list37245105" text:style-name="L2">
              <text:list-item>
                <text:p text:style-name="P12">Entscheidung für IDE Phonegap</text:p>
              </text:list-item>
            </text:list>
            <text:p text:style-name="P2"/>
          </table:table-cell>
        </table:table-row>
        <table:table-row table:style-name="Tabelle5.5">
          <table:table-cell table:style-name="Tabelle5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5.B1" office:value-type="string">
            <text:p text:style-name="P7"/>
          </table:table-cell>
        </table:table-row>
      </table:table>
      <text:h text:style-name="P17" text:outline-level="1"/>
      <text:h text:style-name="P17" text:outline-level="1">Protokoll 6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">Datum</text:p>
          </table:table-cell>
          <table:table-cell table:style-name="Tabelle6.B1" office:value-type="string">
            <text:p text:style-name="P1">03.05.18</text:p>
          </table:table-cell>
        </table:table-row>
        <table:table-row table:style-name="Tabelle6.2">
          <table:table-cell table:style-name="Tabelle6.A1" office:value-type="string">
            <text:p text:style-name="P1">Ort</text:p>
          </table:table-cell>
          <table:table-cell table:style-name="Tabelle6.B1" office:value-type="string">
            <text:p text:style-name="P1">Hochschule Ulm Eselsberg</text:p>
          </table:table-cell>
        </table:table-row>
        <table:table-row table:style-name="Tabelle6.3">
          <table:table-cell table:style-name="Tabelle6.A1" office:value-type="string">
            <text:p text:style-name="P1">Zeit</text:p>
          </table:table-cell>
          <table:table-cell table:style-name="Tabelle6.B1" office:value-type="string">
            <text:p text:style-name="P1">13.30 Uhr</text:p>
          </table:table-cell>
        </table:table-row>
        <table:table-row table:style-name="Tabelle6.4">
          <table:table-cell table:style-name="Tabelle6.A1" office:value-type="string">
            <text:p text:style-name="P1">Diskussionspunkte</text:p>
          </table:table-cell>
          <table:table-cell table:style-name="Tabelle6.B1" office:value-type="string">
            <text:list xml:id="list37229023" text:style-name="L1">
              <text:list-item>
                <text:p text:style-name="P11">ODM XML</text:p>
              </text:list-item>
              <text:list-item>
                <text:p text:style-name="P11">Auslesen von XML Dateien in HTML</text:p>
              </text:list-item>
              <text:list-item>
                <text:p text:style-name="P11">GUI aussehen?</text:p>
              </text:list-item>
            </text:list>
          </table:table-cell>
        </table:table-row>
        <table:table-row table:style-name="Tabelle6.5">
          <table:table-cell table:style-name="Tabelle6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5218769" text:continue-numbering="true" text:style-name="L1">
              <text:list-item>
                <text:p text:style-name="P13">Erstellung einer ODM XML Datei für den Fragebogen mit einer Beispielfrage</text:p>
              </text:list-item>
              <text:list-item>
                <text:p text:style-name="P13">Erstellung der GUI</text:p>
              </text:list-item>
            </text:list>
            <text:p text:style-name="P3">→ Überschrift, Frage(Radiobuttons), Button um weiter zu klicken</text:p>
          </table:table-cell>
        </table:table-row>
        <table:table-row table:style-name="Tabelle6.5">
          <table:table-cell table:style-name="Tabelle6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5213045" text:continue-numbering="true" text:style-name="L1">
              <text:list-item>
                <text:p text:style-name="P13">Fehlermeldung beim Auslesen der ODM XML Datei</text:p>
              </text:list-item>
            </text:list>
            <text:p text:style-name="P4"><text:span text:style-name="Absatz-Standardschriftart"><text:span text:style-name="T2"></text:span></text:span><text:span text:style-name="Absatz-Standardschriftart"><text:span text:style-name="T1"> nicht wohlgeformt</text:span></text:span></text:p>
            <text:list xml:id="list35220315" text:continue-numbering="true" text:style-name="L1">
              <text:list-item>
                <text:p text:style-name="P13">Radiobuttons in ODM XML als Information einbinden</text:p>
              </text:list-item>
            </text:list>
            <text:list xml:id="list37238044" text:style-name="L2">
              <text:list-item>
                <text:p text:style-name="P14">gelöst</text:p>
              </text:list-item>
            </text:list>
          </table:table-cell>
        </table:table-row>
      </table:table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Protokoll 7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">Datum</text:p>
          </table:table-cell>
          <table:table-cell table:style-name="Tabelle7.B1" office:value-type="string">
            <text:p text:style-name="P1">07.05.18</text:p>
          </table:table-cell>
        </table:table-row>
        <table:table-row table:style-name="Tabelle7.2">
          <table:table-cell table:style-name="Tabelle7.A1" office:value-type="string">
            <text:p text:style-name="P1">Ort</text:p>
          </table:table-cell>
          <table:table-cell table:style-name="Tabelle7.B1" office:value-type="string">
            <text:p text:style-name="P1">Hochschule Ulm Eselsberg</text:p>
          </table:table-cell>
        </table:table-row>
        <table:table-row table:style-name="Tabelle7.3">
          <table:table-cell table:style-name="Tabelle7.A1" office:value-type="string">
            <text:p text:style-name="P1">Zeit</text:p>
          </table:table-cell>
          <table:table-cell table:style-name="Tabelle7.B1" office:value-type="string">
            <text:p text:style-name="P1">13.30 Uhr</text:p>
          </table:table-cell>
        </table:table-row>
        <table:table-row table:style-name="Tabelle7.4">
          <table:table-cell table:style-name="Tabelle7.A1" office:value-type="string">
            <text:p text:style-name="P1">Diskussionspunkte</text:p>
          </table:table-cell>
          <table:table-cell table:style-name="Tabelle7.B1" office:value-type="string">
            <text:list xml:id="list37241826" text:style-name="L1">
              <text:list-item>
                <text:p text:style-name="P11">Programmierung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5225895" text:continue-numbering="true" text:style-name="L1">
              <text:list-item>
                <text:p text:style-name="P13">1. Frage + Antwortmöglichkeiten werden in HTML dargestellt</text:p>
              </text:list-item>
            </text:list>
            <text:list xml:id="list37216765" text:style-name="L2">
              <text:list-item>
                <text:p text:style-name="P14">Nach Klick auf Weiter wird der vom Patient ausgewählte Wert in einer Variable gespeichert</text:p>
              </text:list-item>
            </text:list>
            <text:list xml:id="list37222529" text:style-name="L1">
              <text:list-item>
                <text:p text:style-name="P11">Alle in der XML Datei dokumentierten Fragen, werden in ein Array eingelesen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5215867" text:continue-numbering="true" text:style-name="L1">
              <text:list-item>
                <text:p text:style-name="P11">Wert der Variable lässt sich im XML Dokument nicht speichern</text:p>
              </text:list-item>
            </text:list>
            <text:list xml:id="list37239149" text:style-name="L2">
              <text:list-item>
                <text:p text:style-name="P12">Kein Zugriff auf benötigte Variable</text:p>
              </text:list-item>
            </text:list>
          </table:table-cell>
        </table:table-row>
      </table:table>
      <text:h text:style-name="P19" text:outline-level="1"/>
      <text:h text:style-name="P18" text:outline-level="1">Protokoll 8</text:h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">Datum</text:p>
          </table:table-cell>
          <table:table-cell table:style-name="Tabelle8.B1" office:value-type="string">
            <text:p text:style-name="P1">14.05.18</text:p>
          </table:table-cell>
        </table:table-row>
        <table:table-row table:style-name="Tabelle8.2">
          <table:table-cell table:style-name="Tabelle8.A1" office:value-type="string">
            <text:p text:style-name="P1">Ort</text:p>
          </table:table-cell>
          <table:table-cell table:style-name="Tabelle8.B1" office:value-type="string">
            <text:p text:style-name="P1">Hochschule Ulm Eselsberg</text:p>
          </table:table-cell>
        </table:table-row>
        <table:table-row table:style-name="Tabelle8.3">
          <table:table-cell table:style-name="Tabelle8.A1" office:value-type="string">
            <text:p text:style-name="P1">Zeit</text:p>
          </table:table-cell>
          <table:table-cell table:style-name="Tabelle8.B1" office:value-type="string">
            <text:p text:style-name="P1">13.30 Uhr</text:p>
          </table:table-cell>
        </table:table-row>
        <table:table-row table:style-name="Tabelle8.4">
          <table:table-cell table:style-name="Tabelle8.A1" office:value-type="string">
            <text:p text:style-name="P1">Diskussionspunkte</text:p>
          </table:table-cell>
          <table:table-cell table:style-name="Tabelle8.B1" office:value-type="string">
            <text:list xml:id="list37238946" text:style-name="L1">
              <text:list-item>
                <text:p text:style-name="P11">Werte in XML abspeichern</text:p>
              </text:list-item>
              <text:list-item>
                <text:p text:style-name="P11">Fragen nacheinander darstellen</text:p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5204931" text:continue-numbering="true" text:style-name="L1">
              <text:list-item>
                <text:p text:style-name="P11"/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5210443" text:continue-numbering="true" text:style-name="L1">
              <text:list-item>
                <text:p text:style-name="P10">XML Dokument kann Client-seitig nicht gespeichert werden</text:p>
              </text:list-item>
            </text:list>
          </table:table-cell>
        </table:table-row>
      </table:table>
      <text:p text:style-name="P5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soft-page-break/>Protokoll 9</text:h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1">Datum</text:p>
          </table:table-cell>
          <table:table-cell table:style-name="Tabelle9.B1" office:value-type="date" office:date-value="2018-05-24">
            <text:p text:style-name="P1">24.05.18</text:p>
          </table:table-cell>
        </table:table-row>
        <table:table-row table:style-name="Tabelle9.2">
          <table:table-cell table:style-name="Tabelle9.A1" office:value-type="string">
            <text:p text:style-name="P1">Ort</text:p>
          </table:table-cell>
          <table:table-cell table:style-name="Tabelle9.B2" office:value-type="string">
            <text:p text:style-name="P1">Hochschule Ulm Eselsberg</text:p>
          </table:table-cell>
        </table:table-row>
        <table:table-row table:style-name="Tabelle9.3">
          <table:table-cell table:style-name="Tabelle9.A1" office:value-type="string">
            <text:p text:style-name="P1">Zeit</text:p>
          </table:table-cell>
          <table:table-cell table:style-name="Tabelle9.B2" office:value-type="string">
            <text:p text:style-name="P1">13.30 Uhr</text:p>
          </table:table-cell>
        </table:table-row>
        <table:table-row table:style-name="Tabelle9.4">
          <table:table-cell table:style-name="Tabelle9.A1" office:value-type="string">
            <text:p text:style-name="P1">Diskussionspunkte</text:p>
          </table:table-cell>
          <table:table-cell table:style-name="Tabelle9.B2" office:value-type="string">
            <text:list xml:id="list35218950" text:continue-numbering="true" text:style-name="L1">
              <text:list-item>
                <text:p text:style-name="P11">File Transfer</text:p>
              </text:list-item>
            </text:list>
          </table:table-cell>
        </table:table-row>
        <table:table-row table:style-name="Tabelle9.5">
          <table:table-cell table:style-name="Tabelle9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9.B2" office:value-type="string">
            <text:list xml:id="list35206935" text:continue-numbering="true" text:style-name="L1">
              <text:list-item>
                <text:p text:style-name="P11">Versuch, Programm zu schreiben, das eine TXT Datei abspeichern kann</text:p>
              </text:list-item>
            </text:list>
          </table:table-cell>
        </table:table-row>
        <table:table-row table:style-name="Tabelle9.5">
          <table:table-cell table:style-name="Tabelle9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9.B2" office:value-type="string">
            <text:list xml:id="list35215131" text:continue-numbering="true" text:style-name="L1">
              <text:list-item>
                <text:p text:style-name="P10">File Transfer → „Pfad konnte nicht gefunden werden“</text:p>
              </text:list-item>
            </text:list>
          </table:table-cell>
        </table:table-row>
      </table:table>
      <text:p text:style-name="P5"/>
      <text:h text:style-name="P18" text:outline-level="1">Protokoll 10</text:h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Datum</text:p>
          </table:table-cell>
          <table:table-cell table:style-name="Tabelle10.B1" office:value-type="date" office:date-value="2018-06-04">
            <text:p text:style-name="P1">04.06.18</text:p>
          </table:table-cell>
        </table:table-row>
        <table:table-row table:style-name="Tabelle10.2">
          <table:table-cell table:style-name="Tabelle10.A1" office:value-type="string">
            <text:p text:style-name="P1">Ort</text:p>
          </table:table-cell>
          <table:table-cell table:style-name="Tabelle10.B2" office:value-type="string">
            <text:p text:style-name="P1">Hochschule Ulm Eselsberg</text:p>
          </table:table-cell>
        </table:table-row>
        <table:table-row table:style-name="Tabelle10.3">
          <table:table-cell table:style-name="Tabelle10.A1" office:value-type="string">
            <text:p text:style-name="P1">Zeit</text:p>
          </table:table-cell>
          <table:table-cell table:style-name="Tabelle10.B2" office:value-type="string">
            <text:p text:style-name="P1">13.30 Uhr</text:p>
          </table:table-cell>
        </table:table-row>
        <table:table-row table:style-name="Tabelle10.4">
          <table:table-cell table:style-name="Tabelle10.A1" office:value-type="string">
            <text:p text:style-name="P1">Diskussionspunkte</text:p>
          </table:table-cell>
          <table:table-cell table:style-name="Tabelle10.B2" office:value-type="string">
            <text:list xml:id="list35219738" text:continue-numbering="true" text:style-name="L1">
              <text:list-item>
                <text:p text:style-name="P11">File System</text:p>
              </text:list-item>
              <text:list-item>
                <text:p text:style-name="P11">Alternativen?</text:p>
              </text:list-item>
              <text:list-item>
                <text:p text:style-name="P11">Ordentliche Darstellung des Fragebogens</text:p>
              </text:list-item>
              <text:list-item>
                <text:p text:style-name="P11">dient SQLite zur Speicherung der Daten für die App?</text:p>
              </text:list-item>
            </text:list>
          </table:table-cell>
        </table:table-row>
        <table:table-row table:style-name="Tabelle10.5">
          <table:table-cell table:style-name="Tabelle10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0.B2" office:value-type="string">
            <text:list xml:id="list35199468" text:continue-numbering="true" text:style-name="L1">
              <text:list-item>
                <text:p text:style-name="P11">Alternative: SQLite</text:p>
              </text:list-item>
              <text:list-item>
                <text:p text:style-name="P11">größere Buttons für leichtere Bedienbarkeit</text:p>
                <text:p text:style-name="P16"/>
              </text:list-item>
            </text:list>
          </table:table-cell>
        </table:table-row>
        <table:table-row table:style-name="Tabelle10.5">
          <table:table-cell table:style-name="Tabelle10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0.B2" office:value-type="string">
            <text:list xml:id="list35216436" text:continue-numbering="true" text:style-name="L1">
              <text:list-header>
                <text:p text:style-name="P10"/>
              </text:list-header>
            </text:list>
          </table:table-cell>
        </table:table-row>
      </table:table>
      <text:p text:style-name="P5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soft-page-break/>Protokoll 11</text:h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">Datum</text:p>
          </table:table-cell>
          <table:table-cell table:style-name="Tabelle11.B1" office:value-type="date" office:date-value="2018-06-07">
            <text:p text:style-name="P1">07.06.18</text:p>
          </table:table-cell>
        </table:table-row>
        <table:table-row table:style-name="Tabelle11.2">
          <table:table-cell table:style-name="Tabelle11.A1" office:value-type="string">
            <text:p text:style-name="P1">Ort</text:p>
          </table:table-cell>
          <table:table-cell table:style-name="Tabelle11.B2" office:value-type="string">
            <text:p text:style-name="P1">Hochschule Ulm Eselsberg</text:p>
          </table:table-cell>
        </table:table-row>
        <table:table-row table:style-name="Tabelle11.3">
          <table:table-cell table:style-name="Tabelle11.A1" office:value-type="string">
            <text:p text:style-name="P1">Zeit</text:p>
          </table:table-cell>
          <table:table-cell table:style-name="Tabelle11.B2" office:value-type="string">
            <text:p text:style-name="P1">13.30 Uhr</text:p>
          </table:table-cell>
        </table:table-row>
        <table:table-row table:style-name="Tabelle11.4">
          <table:table-cell table:style-name="Tabelle11.A1" office:value-type="string">
            <text:p text:style-name="P1">Diskussionspunkte</text:p>
          </table:table-cell>
          <table:table-cell table:style-name="Tabelle11.B2" office:value-type="string">
            <text:list xml:id="list35208080" text:continue-numbering="true" text:style-name="L1">
              <text:list-item>
                <text:p text:style-name="P11">Installation Programme und Plugins für SQLite</text:p>
              </text:list-item>
              <text:list-item>
                <text:p text:style-name="P11">korrekte Darstellung der Radiobuttons</text:p>
              </text:list-item>
              <text:list-item>
                <text:p text:style-name="P11">Erzeugung SQLite Datenbankerstellung</text:p>
              </text:list-item>
            </text:list>
          </table:table-cell>
        </table:table-row>
        <table:table-row table:style-name="Tabelle11.5">
          <table:table-cell table:style-name="Tabelle11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1.B2" office:value-type="string">
            <text:list xml:id="list35224974" text:continue-numbering="true" text:style-name="L1">
              <text:list-item>
                <text:p text:style-name="P11">Radiobuttons sind nun groß und nebeneinander angeordnet</text:p>
              </text:list-item>
              <text:list-item>
                <text:p text:style-name="P11">Positionierung der Komponenten passt sich der Bildschirmbreite an</text:p>
              </text:list-item>
              <text:list-item>
                <text:p text:style-name="P11">SQLite Datenbank erzeugt → Antwort wird in einer Spalte in der Tabelle abgelegt → erfolgreicher Test per Alerts</text:p>
              </text:list-item>
            </text:list>
          </table:table-cell>
        </table:table-row>
        <table:table-row table:style-name="Tabelle11.5">
          <table:table-cell table:style-name="Tabelle1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1.B2" office:value-type="string">
            <text:list xml:id="list35217234" text:continue-numbering="true" text:style-name="L1">
              <text:list-item>
                <text:p text:style-name="P10">Nicht sicherr, ob Datenbank Datei auf Festplatte gespeichert wird oder nur clientseitig →</text:p>
                <text:p text:style-name="P10">Hilfe hiermit: </text:p>
                <text:p text:style-name="P10"><text:a xlink:type="simple" xlink:href="http://makitweb.com/storing-data-locally-in-a-phonegap-app-with-sqlite/" office:target-frame-name="_blank" xlink:show="new"><text:span text:style-name="T3">http://makitweb.com/storing-data-locally-in-a-phonegap-app-with-sqlite/</text:span></text:a></text:p>
              </text:list-item>
            </text:list>
            <text:p text:style-name="P21"><text:a xlink:type="simple" xlink:href="https://cycling74.com/forums/javascript-sqlite-wont-create-database" office:target-frame-name="_blank" xlink:show="new"><text:span text:style-name="T3">https://cycling74.com/forums/javascript-sqlite-wont- create-database</text:span></text:a></text:p>
            <text:p text:style-name="P21"><text:span text:style-name="T3"/></text:p>
            <text:list xml:id="list35203840" text:continue-numbering="true" text:style-name="L1">
              <text:list-item>
                <text:p text:style-name="P10">Nach Installation der Programme und Plugins → Befehle wurden nicht erkannt → Pfade der Umgebungsvariable bekannt machen &amp; Administratoren Rechte nötig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de" style:country-asian="DE" style:font-weight-asian="bold" style:font-size-complex="18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name-complex="Times New Roman" style:font-size-complex="24pt" style:font-weight-complex="bold"/>
    </style:style>
    <style:style style:name="Überschrift_20_2_20_Zchn" style:display-name="Überschrift 2 Zchn" style:family="text" style:parent-style-name="Absatz-Standardschriftart"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Absatz-Standardschriftart">
      <style:text-properties fo:color="#808080" fo:background-color="#e6e6e6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dc:description/>
    <dc:subject/>
    <meta:initial-creator>Christian Kellner</meta:initial-creator>
    <meta:creation-date>2018-05-14T14:03:00Z</meta:creation-date>
    <dc:date>2018-06-13T15:01:49.18</dc:date>
    <meta:editing-cycles>15</meta:editing-cycles>
    <meta:editing-duration>PT01H12M07S</meta:editing-duration>
    <meta:document-statistic meta:table-count="11" meta:image-count="0" meta:object-count="0" meta:page-count="6" meta:paragraph-count="184" meta:word-count="605" meta:character-count="4046"/>
    <meta:template xlink:type="simple" xlink:actuate="onRequest" xlink:title="" xlink:href="Normal.dotm"/>
  </office:meta>
</office:document-meta>
</file>